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1" xml:id="id20" draw:id="id20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20" draw:start-glue-point="8" draw:end-shape="id21" svg:d="m13100 2600c0 1125 3000 375 3000 1500">
          <text:p/>
        </draw:connector>
        <draw:custom-shape draw:style-name="gr4" draw:text-style-name="P1" xml:id="id21" draw:id="id21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20" draw:start-glue-point="8" draw:end-shape="id22" draw:end-glue-point="4" svg:d="m13100 2600c0 1125-3000 375-3000 1500">
          <text:p/>
        </draw:connector>
        <draw:connector draw:style-name="gr5" draw:text-style-name="P1" draw:layer="layout" draw:type="curve" svg:x1="10.1cm" svg:y1="6.1cm" svg:x2="8.6cm" svg:y2="7.6cm" draw:start-shape="id22" draw:start-glue-point="8" draw:end-shape="id23" draw:end-glue-point="0" svg:d="m10100 6100c0 1125-1500 375-1500 1500">
          <text:p/>
        </draw:connector>
        <draw:custom-shape draw:style-name="gr6" draw:text-style-name="P1" xml:id="id23" draw:id="id23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22" draw:start-glue-point="8" draw:end-shape="id24" draw:end-glue-point="0" svg:d="m10100 6100c0 1125 1500 375 1500 1500">
          <text:p/>
        </draw:connector>
        <draw:connector draw:style-name="gr3" draw:text-style-name="P1" draw:layer="layout" draw:type="curve" svg:x1="16.1cm" svg:y1="6.1cm" svg:x2="17.6cm" svg:y2="7.6cm" draw:start-shape="id21" draw:start-glue-point="8" draw:end-shape="id25" draw:end-glue-point="0" svg:d="m16100 6100c0 1125 1500 375 1500 1500">
          <text:p/>
        </draw:connector>
        <draw:connector draw:style-name="gr5" draw:text-style-name="P1" draw:layer="layout" draw:type="curve" svg:x1="16.1cm" svg:y1="6.1cm" svg:x2="14.6cm" svg:y2="7.6cm" draw:start-shape="id21" draw:start-glue-point="8" draw:end-shape="id26" draw:end-glue-point="0" svg:d="m16100 6100c0 1125-1500 375-1500 1500">
          <text:p/>
        </draw:connector>
        <draw:custom-shape draw:style-name="gr4" draw:text-style-name="P1" xml:id="id27" draw:id="id27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27" draw:start-glue-point="8" draw:end-shape="id28" draw:end-glue-point="4" svg:d="m3100 12100c0 1125 1500 375 1500 1500">
          <text:p/>
        </draw:connector>
        <draw:custom-shape draw:style-name="gr4" draw:text-style-name="P1" xml:id="id28" draw:id="id28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27" draw:start-glue-point="8" draw:end-shape="id29" draw:end-glue-point="0" svg:d="m3100 12100c0 3750-1000 1250-1000 5000">
          <text:p/>
        </draw:connector>
        <draw:custom-shape draw:style-name="gr6" draw:text-style-name="P1" xml:id="id29" draw:id="id29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28" draw:start-glue-point="8" draw:end-shape="id30" draw:end-glue-point="0" svg:d="m4600 15600c0 1125 500 375 500 1500">
          <text:p/>
        </draw:connector>
        <draw:connector draw:style-name="gr5" draw:text-style-name="P1" draw:layer="layout" draw:type="curve" svg:x1="4.6cm" svg:y1="15.6cm" svg:x2="2.1cm" svg:y2="17.1cm" draw:start-shape="id28" draw:start-glue-point="8" draw:end-shape="id29" draw:end-glue-point="0" svg:d="m4600 15600c0 1125-2500 375-2500 1500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31" draw:id="id31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31" draw:start-glue-point="8" draw:end-shape="id32" svg:d="m13550 12050c0 1125 3000 375 3000 1500">
          <text:p/>
        </draw:connector>
        <draw:custom-shape draw:style-name="gr4" draw:text-style-name="P1" xml:id="id32" draw:id="id32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31" draw:start-glue-point="8" draw:end-shape="id33" draw:end-glue-point="0" svg:d="m13550 12050c0 1162-2950 388-2950 1550">
          <text:p/>
        </draw:connector>
        <draw:custom-shape draw:style-name="gr6" draw:text-style-name="P1" xml:id="id33" draw:id="id33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32" draw:start-glue-point="8" draw:end-shape="id34" draw:end-glue-point="0" svg:d="m16550 15550c0 1125 1500 375 1500 1500">
          <text:p/>
        </draw:connector>
        <draw:connector draw:style-name="gr5" draw:text-style-name="P1" draw:layer="layout" draw:type="curve" svg:x1="16.55cm" svg:y1="15.55cm" svg:x2="15.05cm" svg:y2="17.05cm" draw:start-shape="id32" draw:start-glue-point="8" draw:end-shape="id35" draw:end-glue-point="0" svg:d="m16550 15550c0 1125-1500 375-1500 1500">
          <text:p/>
        </draw:connector>
      </draw:page>
      <draw:page draw:name="page4" draw:style-name="dp1" draw:master-page-name="Standard">
        <draw:custom-shape draw:style-name="gr4" draw:text-style-name="P1" xml:id="id36" draw:id="id36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36" draw:start-glue-point="8" draw:end-shape="id37" draw:end-glue-point="1" svg:d="m10600 3100c0 1500 25 1250 106 1625s219 1375-606 1375">
          <text:p/>
        </draw:connector>
        <draw:connector draw:style-name="gr5" draw:text-style-name="P1" draw:layer="layout" draw:type="curve" svg:x1="10.6cm" svg:y1="3.1cm" svg:x2="9.1cm" svg:y2="5.1cm" draw:start-shape="id36" draw:start-glue-point="8" draw:end-shape="id37" svg:d="m10600 3100c0 1500-1500 500-1500 2000">
          <text:p/>
        </draw:connector>
        <draw:custom-shape draw:style-name="gr6" draw:text-style-name="P1" xml:id="id37" draw:id="id37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38" draw:start-glue-point="8" draw:end-shape="id39" svg:d="m16600 3100c0 1500 1500 500 1500 2000">
          <text:p/>
        </draw:connector>
        <draw:connector draw:style-name="gr5" draw:text-style-name="P1" draw:layer="layout" draw:type="curve" svg:x1="16.6cm" svg:y1="3.1cm" svg:x2="17.1cm" svg:y2="6.1cm" draw:start-shape="id38" draw:start-glue-point="8" draw:end-shape="id39" draw:end-glue-point="3" svg:d="m16600 3100c0 1500-25 1250-106 1625s-219 1375 606 1375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40" draw:start-glue-point="8" draw:end-shape="id41" draw:end-glue-point="0" svg:d="m10600 15100c0 1500-1500 500-1500 2000">
          <text:p/>
        </draw:connector>
        <draw:connector draw:style-name="gr5" draw:text-style-name="P1" draw:layer="layout" draw:type="curve" svg:x1="10.6cm" svg:y1="15.1cm" svg:x2="12.1cm" svg:y2="17.1cm" draw:start-shape="id40" draw:start-glue-point="8" draw:end-shape="id42" svg:d="m10600 15100c0 1500 1500 500 1500 2000">
          <text:p/>
        </draw:connector>
        <draw:custom-shape draw:style-name="gr6" draw:text-style-name="P1" xml:id="id41" draw:id="id41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2" draw:id="id42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43" draw:start-glue-point="8" draw:end-shape="id44" svg:d="m16600 15100c0 1500 1500 500 1500 2000">
          <text:p/>
        </draw:connector>
        <draw:connector draw:style-name="gr5" draw:text-style-name="P1" draw:layer="layout" draw:type="curve" svg:x1="16.6cm" svg:y1="15.1cm" svg:x2="15.1cm" svg:y2="17.1cm" draw:start-shape="id43" draw:start-glue-point="8" draw:end-shape="id45" draw:end-glue-point="0" svg:d="m16600 15100c0 1500-1500 500-1500 2000">
          <text:p/>
        </draw:connector>
        <draw:custom-shape draw:style-name="gr6" draw:text-style-name="P1" xml:id="id45" draw:id="id45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3" xml:id="id46" draw:id="id46" draw:layer="layout" svg:width="2cm" svg:height="2cm" svg:x="12.6cm" svg:y="0.6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46" draw:start-glue-point="8" draw:end-shape="id47" svg:d="m13600 2600c0 1125 3000 375 3000 1500">
          <text:p/>
        </draw:connector>
        <draw:custom-shape draw:style-name="gr4" draw:text-style-name="P3" xml:id="id47" draw:id="id47" draw:layer="layout" svg:width="2cm" svg:height="2cm" svg:x="15.6cm" svg:y="4.1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8" draw:id="id48" draw:layer="layout" svg:width="2cm" svg:height="2cm" svg:x="9.6cm" svg:y="4.1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46" draw:start-glue-point="8" draw:end-shape="id48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48" draw:start-glue-point="8" draw:end-shape="id49" draw:end-glue-point="0" svg:d="m10600 6100c0 1125-1500 375-1500 1500">
          <text:p/>
        </draw:connector>
        <draw:custom-shape draw:style-name="gr6" draw:text-style-name="P3" xml:id="id49" draw:id="id49" draw:layer="layout" svg:width="2cm" svg:height="2cm" svg:x="8.1cm" svg:y="7.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xml:id="id50" draw:id="id50" draw:layer="layout" svg:width="2cm" svg:height="2cm" svg:x="11.1cm" svg:y="7.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xml:id="id51" draw:id="id51" draw:layer="layout" svg:width="2cm" svg:height="2cm" svg:x="17.1cm" svg:y="7.6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48" draw:start-glue-point="8" draw:end-shape="id5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47" draw:start-glue-point="8" draw:end-shape="id51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47" draw:start-glue-point="8" draw:end-shape="id52" draw:end-glue-point="0" svg:d="m16600 6100c0 1125-1500 375-1500 1500">
          <text:p/>
        </draw:connector>
        <draw:custom-shape draw:style-name="gr4" draw:text-style-name="P3" xml:id="id53" draw:id="id53" draw:layer="layout" svg:width="2cm" svg:height="2cm" svg:x="3.1cm" svg:y="10.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53" draw:start-glue-point="8" draw:end-shape="id54" draw:end-glue-point="0" svg:d="m4100 12100c0 3750 1000 1250 1000 5000">
          <text:p/>
        </draw:connector>
        <draw:custom-shape draw:style-name="gr4" draw:text-style-name="P3" xml:id="id55" draw:id="id55" draw:layer="layout" svg:width="2cm" svg:height="2cm" svg:x="1.6cm" svg:y="13.6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53" draw:start-glue-point="8" draw:end-shape="id55" draw:end-glue-point="4" svg:d="m4100 12100c0 1125-1500 375-1500 1500">
          <text:p/>
        </draw:connector>
        <draw:custom-shape draw:style-name="gr6" draw:text-style-name="P3" xml:id="id56" draw:id="id56" draw:layer="layout" svg:width="2cm" svg:height="2cm" svg:x="1.1cm" svg:y="17.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xml:id="id54" draw:id="id54" draw:layer="layout" svg:width="2cm" svg:height="2cm" svg:x="4.1cm" svg:y="17.1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55" draw:start-glue-point="8" draw:end-shape="id54" draw:end-glue-point="0" svg:d="m2600 15600c0 1125 2500 375 2500 1500">
          <text:p/>
        </draw:connector>
        <draw:connector draw:style-name="gr5" draw:text-style-name="P1" draw:layer="layout" draw:type="curve" svg:x1="2.6cm" svg:y1="15.6cm" svg:x2="2.1cm" svg:y2="17.1cm" draw:start-shape="id55" draw:start-glue-point="8" draw:end-shape="id56" draw:end-glue-point="0" svg:d="m2600 15600c0 1125-500 375-500 1500">
          <text:p/>
        </draw:connector>
        <draw:frame draw:style-name="gr9" draw:text-style-name="P4" draw:layer="layout" svg:width="2.255cm" svg:height="0.962cm" svg:x="0.1cm" svg:y="0.138cm">
          <draw:text-box>
            <text:p text:style-name="P4">X or Y</text:p>
          </draw:text-box>
        </draw:frame>
        <draw:custom-shape draw:style-name="gr7" draw:text-style-name="P3" xml:id="id52" draw:id="id52" draw:layer="layout" svg:width="2cm" svg:height="2cm" svg:x="14.1cm" svg:y="7.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xml:id="id57" draw:id="id57" draw:layer="layout" svg:width="2cm" svg:height="2cm" svg:x="12.6cm" svg:y="10.1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57" draw:start-glue-point="8" draw:end-shape="id58" draw:end-glue-point="0" svg:d="m13600 12100c0 1500 3000 500 3000 2000">
          <text:p/>
        </draw:connector>
        <draw:custom-shape draw:style-name="gr4" draw:text-style-name="P3" xml:id="id59" draw:id="id59" draw:layer="layout" svg:width="2cm" svg:height="2cm" svg:x="9.6cm" svg:y="13.6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57" draw:start-glue-point="8" draw:end-shape="id59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59" draw:start-glue-point="8" draw:end-shape="id60" draw:end-glue-point="0" svg:d="m10600 15600c0 1125-1500 375-1500 1500">
          <text:p/>
        </draw:connector>
        <draw:custom-shape draw:style-name="gr6" draw:text-style-name="P3" xml:id="id60" draw:id="id60" draw:layer="layout" svg:width="2cm" svg:height="2cm" svg:x="8.1cm" svg:y="17.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xml:id="id61" draw:id="id61" draw:layer="layout" svg:width="2cm" svg:height="2cm" svg:x="11.1cm" svg:y="17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xml:id="id58" draw:id="id58" draw:layer="layout" svg:width="2cm" svg:height="2cm" svg:x="15.6cm" svg:y="14.1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59" draw:start-glue-point="8" draw:end-shape="id61" svg:d="m10600 15600c0 1125 1500 375 1500 1500">
          <text:p/>
        </draw:connector>
      </draw:page>
      <draw:page draw:name="page6" draw:style-name="dp1" draw:master-page-name="Standard">
        <draw:custom-shape draw:style-name="gr4" draw:text-style-name="P3" xml:id="id62" draw:id="id62" draw:layer="layout" svg:width="2cm" svg:height="2cm" svg:x="12.6cm" svg:y="10.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62" draw:start-glue-point="8" draw:end-shape="id63" svg:d="m13600 12100c0 1125 3000 375 3000 1500">
          <text:p/>
        </draw:connector>
        <draw:custom-shape draw:style-name="gr4" draw:text-style-name="P3" xml:id="id63" draw:id="id63" draw:layer="layout" svg:width="2cm" svg:height="2cm" svg:x="15.6cm" svg:y="13.6cm">
          <text:p text:style-name="P3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4" draw:id="id64" draw:layer="layout" svg:width="2cm" svg:height="2cm" svg:x="9.6cm" svg:y="13.6cm">
          <text:p text:style-name="P3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62" draw:start-glue-point="8" draw:end-shape="id64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64" draw:start-glue-point="8" draw:end-shape="id65" draw:end-glue-point="0" svg:d="m10600 15600c0 1125-1500 375-1500 1500">
          <text:p/>
        </draw:connector>
        <draw:custom-shape draw:style-name="gr6" draw:text-style-name="P3" xml:id="id65" draw:id="id65" draw:layer="layout" svg:width="2cm" svg:height="2cm" svg:x="8.1cm" svg:y="17.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6" draw:text-style-name="P3" xml:id="id67" draw:id="id67" draw:layer="layout" svg:width="2cm" svg:height="2cm" svg:x="17.1cm" svg:y="17.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xml:id="id68" draw:id="id68" draw:layer="layout" svg:width="2cm" svg:height="2cm" svg:x="14.1cm" svg:y="17.1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64" draw:start-glue-point="8" draw:end-shape="id66" draw:end-glue-point="0" svg:d="m10600 15600c0 1125 1500 375 1500 1500">
          <text:p/>
        </draw:connector>
        <draw:connector draw:style-name="gr3" draw:text-style-name="P1" draw:layer="layout" draw:type="curve" svg:x1="16.6cm" svg:y1="15.6cm" svg:x2="18.1cm" svg:y2="17.1cm" draw:start-shape="id63" draw:start-glue-point="8" draw:end-shape="id67" draw:end-glue-point="0" svg:d="m16600 15600c0 1125 1500 375 1500 1500">
          <text:p/>
        </draw:connector>
        <draw:connector draw:style-name="gr5" draw:text-style-name="P1" draw:layer="layout" draw:type="curve" svg:x1="16.6cm" svg:y1="15.6cm" svg:x2="15.1cm" svg:y2="17.1cm" draw:start-shape="id63" draw:start-glue-point="8" draw:end-shape="id68" draw:end-glue-point="0" svg:d="m16600 15600c0 1125-1500 375-1500 1500">
          <text:p/>
        </draw:connector>
        <draw:frame draw:style-name="gr9" draw:text-style-name="P4" draw:layer="layout" svg:width="2.572cm" svg:height="0.962cm" svg:x="0.1cm" svg:y="0.138cm">
          <draw:text-box>
            <text:p text:style-name="P4"><text:span text:style-name="T1">X xor Y</text:span></text:p>
          </draw:text-box>
        </draw:frame>
        <draw:custom-shape draw:style-name="gr7" draw:text-style-name="P3" xml:id="id66" draw:id="id66" draw:layer="layout" svg:width="2cm" svg:height="2cm" svg:x="11.1cm" svg:y="17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xml:id="id69" draw:id="id69" draw:layer="layout" svg:width="2cm" svg:height="2cm" svg:x="3.1cm" svg:y="10.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69" draw:start-glue-point="8" draw:end-shape="id70" svg:d="m4100 12100c0 1125 2500 375 2500 1500">
          <text:p/>
        </draw:connector>
        <draw:custom-shape draw:style-name="gr4" draw:text-style-name="P3" xml:id="id70" draw:id="id70" draw:layer="layout" svg:width="2cm" svg:height="2cm" svg:x="5.6cm" svg:y="13.6cm">
          <text:p text:style-name="P3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1" draw:id="id71" draw:layer="layout" svg:width="2cm" svg:height="2cm" svg:x="0.6cm" svg:y="13.6cm">
          <text:p text:style-name="P3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69" draw:start-glue-point="8" draw:end-shape="id71" draw:end-glue-point="4" svg:d="m4100 12100c0 1125-2500 375-2500 1500">
          <text:p/>
        </draw:connector>
        <draw:connector draw:style-name="gr5" draw:text-style-name="P1" draw:layer="layout" draw:type="curve" svg:x1="2.6cm" svg:y1="14.6cm" svg:x2="5.6cm" svg:y2="17.1cm" draw:start-shape="id71" draw:start-glue-point="10" draw:end-shape="id72" draw:end-glue-point="0" svg:d="m2600 14600c2000 0 3000 833 3000 2500">
          <text:p/>
        </draw:connector>
        <draw:custom-shape draw:style-name="gr6" draw:text-style-name="P3" xml:id="id72" draw:id="id72" draw:layer="layout" svg:width="2cm" svg:height="2cm" svg:x="4.6cm" svg:y="17.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xml:id="id73" draw:id="id73" draw:layer="layout" svg:width="2cm" svg:height="2cm" svg:x="1.6cm" svg:y="17.1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71" draw:start-glue-point="8" draw:end-shape="id73" draw:end-glue-point="0" svg:d="m1600 15600c0 1125 1000 375 1000 1500">
          <text:p/>
        </draw:connector>
        <draw:connector draw:style-name="gr3" draw:text-style-name="P1" draw:layer="layout" draw:type="curve" svg:x1="6.6cm" svg:y1="15.6cm" svg:x2="5.6cm" svg:y2="17.1cm" draw:start-shape="id70" draw:start-glue-point="8" draw:end-shape="id72" svg:d="m6600 15600c0 1125-1000 375-1000 1500">
          <text:p/>
        </draw:connector>
        <draw:connector draw:style-name="gr5" draw:text-style-name="P1" draw:layer="layout" draw:type="curve" svg:x1="5.6cm" svg:y1="14.6cm" svg:x2="2.6cm" svg:y2="17.1cm" draw:start-shape="id70" draw:start-glue-point="6" draw:end-shape="id73" draw:end-glue-point="0" svg:d="m5600 14600c-2000 0-3000 833-3000 2500">
          <text:p/>
        </draw:connector>
      </draw:page>
      <draw:page draw:name="page7" draw:style-name="dp1" draw:master-page-name="Standard">
        <draw:custom-shape draw:style-name="gr4" draw:text-style-name="P3" xml:id="id74" draw:id="id74" draw:layer="layout" svg:width="2cm" svg:height="2cm" svg:x="12.1cm" svg:y="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1cm" svg:x2="16.6cm" svg:y2="3.6cm" draw:start-shape="id74" draw:start-glue-point="8" draw:end-shape="id75" svg:d="m13100 2100c0 1125 3500 375 3500 1500">
          <text:p/>
        </draw:connector>
        <draw:custom-shape draw:style-name="gr4" draw:text-style-name="P3" xml:id="id75" draw:id="id75" draw:layer="layout" svg:width="2cm" svg:height="2cm" svg:x="15.6cm" svg:y="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6" draw:id="id76" draw:layer="layout" svg:width="2cm" svg:height="2cm" svg:x="9.1cm" svg:y="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1cm" svg:x2="10.1cm" svg:y2="3.6cm" draw:start-shape="id74" draw:start-glue-point="8" draw:end-shape="id76" draw:end-glue-point="4" svg:d="m13100 2100c0 1125-3000 375-3000 1500">
          <text:p/>
        </draw:connector>
        <draw:connector draw:style-name="gr5" draw:text-style-name="P1" draw:layer="layout" draw:type="curve" svg:x1="10.1cm" svg:y1="5.6cm" svg:x2="8.6cm" svg:y2="7.1cm" draw:start-shape="id76" draw:start-glue-point="8" draw:end-shape="id77" draw:end-glue-point="0" svg:d="m10100 5600c0 1125-1500 375-1500 1500">
          <text:p/>
        </draw:connector>
        <draw:custom-shape draw:style-name="gr6" draw:text-style-name="P3" xml:id="id80" draw:id="id80" draw:layer="layout" svg:width="2cm" svg:height="2cm" svg:x="14.1cm" svg:y="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8" draw:id="id78" draw:layer="layout" svg:width="2cm" svg:height="2cm" svg:x="11.1cm" svg:y="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7" draw:id="id77" draw:layer="layout" svg:width="2cm" svg:height="2cm" svg:x="7.6cm" svg:y="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9" draw:id="id79" draw:layer="layout" svg:width="2cm" svg:height="2cm" svg:x="17.1cm" svg:y="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5.6cm" svg:x2="12.1cm" svg:y2="7.1cm" draw:start-shape="id76" draw:start-glue-point="8" draw:end-shape="id78" draw:end-glue-point="0" svg:d="m10100 5600c0 1125 2000 375 2000 1500">
          <text:p/>
        </draw:connector>
        <draw:connector draw:style-name="gr3" draw:text-style-name="P1" draw:layer="layout" draw:type="curve" svg:x1="16.6cm" svg:y1="5.6cm" svg:x2="18.1cm" svg:y2="7.1cm" draw:start-shape="id75" draw:start-glue-point="8" draw:end-shape="id79" svg:d="m16600 5600c0 1125 1500 375 1500 1500">
          <text:p/>
        </draw:connector>
        <draw:connector draw:style-name="gr5" draw:text-style-name="P1" draw:layer="layout" draw:type="curve" svg:x1="16.6cm" svg:y1="5.6cm" svg:x2="15.1cm" svg:y2="7.1cm" draw:start-shape="id75" draw:start-glue-point="8" draw:end-shape="id80" draw:end-glue-point="0" svg:d="m16600 5600c0 1125-1500 375-1500 1500">
          <text:p/>
        </draw:connector>
        <draw:custom-shape draw:style-name="gr4" draw:text-style-name="P3" xml:id="id81" draw:id="id81" draw:layer="layout" svg:width="2cm" svg:height="2cm" svg:x="3.1cm" svg:y="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1cm" svg:x2="2.6cm" svg:y2="3.6cm" draw:start-shape="id81" draw:start-glue-point="8" draw:end-shape="id82" svg:d="m4100 2100c0 1125-1500 375-1500 1500">
          <text:p/>
        </draw:connector>
        <draw:custom-shape draw:style-name="gr4" draw:text-style-name="P3" xml:id="id82" draw:id="id82" draw:layer="layout" svg:width="2cm" svg:height="2cm" svg:x="1.6cm" svg:y="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1cm" svg:x2="5.1cm" svg:y2="7.1cm" draw:start-shape="id81" draw:start-glue-point="8" draw:end-shape="id83" draw:end-glue-point="0" svg:d="m4100 2100c0 3750 1000 1250 1000 5000">
          <text:p/>
        </draw:connector>
        <draw:custom-shape draw:style-name="gr6" draw:text-style-name="P3" xml:id="id84" draw:id="id84" draw:layer="layout" svg:width="2cm" svg:height="2cm" svg:x="1.1cm" svg:y="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3" draw:id="id83" draw:layer="layout" svg:width="2cm" svg:height="2cm" svg:x="4.1cm" svg:y="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5.6cm" svg:x2="5.1cm" svg:y2="7.1cm" draw:start-shape="id82" draw:start-glue-point="8" draw:end-shape="id83" draw:end-glue-point="0" svg:d="m2600 5600c0 1125 2500 375 2500 1500">
          <text:p/>
        </draw:connector>
        <draw:connector draw:style-name="gr5" draw:text-style-name="P1" draw:layer="layout" draw:type="curve" svg:x1="2.6cm" svg:y1="5.6cm" svg:x2="2.1cm" svg:y2="7.1cm" draw:start-shape="id82" draw:start-glue-point="8" draw:end-shape="id84" draw:end-glue-point="0" svg:d="m2600 5600c0 1125-500 375-500 1500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85" draw:id="id85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85" draw:start-glue-point="8" draw:end-shape="id86" draw:end-glue-point="0" svg:d="m4100 12100c0 3750 1000 1250 1000 5000">
          <text:p/>
        </draw:connector>
        <draw:custom-shape draw:style-name="gr4" draw:text-style-name="P3" xml:id="id87" draw:id="id87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85" draw:start-glue-point="8" draw:end-shape="id87" svg:d="m4100 12100c0 1125-1500 375-1500 1500">
          <text:p/>
        </draw:connector>
        <draw:custom-shape draw:style-name="gr6" draw:text-style-name="P3" xml:id="id88" draw:id="id88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6" draw:id="id8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87" draw:start-glue-point="8" draw:end-shape="id88" draw:end-glue-point="0" svg:d="m2600 15600c0 1125-500 375-500 1500">
          <text:p/>
        </draw:connector>
        <draw:connector draw:style-name="gr5" draw:text-style-name="P1" draw:layer="layout" draw:type="curve" svg:x1="2.6cm" svg:y1="15.6cm" svg:x2="5.1cm" svg:y2="17.1cm" draw:start-shape="id87" draw:start-glue-point="8" draw:end-shape="id86" draw:end-glue-point="0" svg:d="m2600 15600c0 1125 2500 375 2500 1500">
          <text:p/>
        </draw:connector>
        <draw:custom-shape draw:style-name="gr4" draw:text-style-name="P3" xml:id="id89" draw:id="id89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89" draw:start-glue-point="8" draw:end-shape="id90" svg:d="m13600 12100c0 1125 3000 375 3000 1500">
          <text:p/>
        </draw:connector>
        <draw:custom-shape draw:style-name="gr4" draw:text-style-name="P3" xml:id="id90" draw:id="id90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1" draw:id="id91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89" draw:start-glue-point="8" draw:end-shape="id91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91" draw:start-glue-point="8" draw:end-shape="id92" draw:end-glue-point="0" svg:d="m10600 15600c0 1126-1500 377-1500 1500">
          <text:p/>
        </draw:connector>
        <draw:custom-shape draw:style-name="gr6" draw:text-style-name="P3" xml:id="id93" draw:id="id93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2" draw:id="id92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5" draw:id="id95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4" draw:id="id94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1" draw:start-glue-point="8" draw:end-shape="id93" draw:end-glue-point="0" svg:d="m10600 15600c0 1126 1500 377 1500 1500">
          <text:p/>
        </draw:connector>
        <draw:connector draw:style-name="gr3" draw:text-style-name="P1" draw:layer="layout" draw:type="curve" svg:x1="16.6cm" svg:y1="15.6cm" svg:x2="18.1cm" svg:y2="17.1cm" draw:start-shape="id90" draw:start-glue-point="8" draw:end-shape="id94" draw:end-glue-point="0" svg:d="m16600 15600c0 1126 1500 377 1500 1500">
          <text:p/>
        </draw:connector>
        <draw:connector draw:style-name="gr5" draw:text-style-name="P1" draw:layer="layout" draw:type="curve" svg:x1="16.6cm" svg:y1="15.6cm" svg:x2="15.1cm" svg:y2="17.1cm" draw:start-shape="id90" draw:start-glue-point="8" draw:end-shape="id95" draw:end-glue-point="0" svg:d="m16600 15600c0 1126-1500 377-15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1-01T14:52:07</dc:date>
    <meta:editing-duration>PT2H23M43S</meta:editing-duration>
    <meta:editing-cycles>13</meta:editing-cycles>
    <meta:generator>OpenOffice.org/3.4.1$Unix OpenOffice.org_project/341m1$Build-9593</meta:generator>
    <meta:document-statistic meta:object-count="185"/>
  </office:meta>
</office:document-meta>
</file>